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9.583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.n.</text:p>
          </table:table-cell>
          <table:table-cell table:style-name="ce2" office:value-type="string">
            <text:p>sheet</text:p>
          </table:table-cell>
          <table:table-cell table:style-name="ce2" table:number-columns-repeated="2"/>
          <table:table-cell table:style-name="ce5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貿易収支 日本</text:p>
          </table:table-cell>
          <table:table-cell table:style-name="ce4" office:value-type="string">
            <text:p>2019, 2020</text:p>
          </table:table-cell>
          <table:table-cell table:style-name="ce6" office:value-type="date" office:date-value="2020-09-18T22:01:39.95">
            <text:p>20/09/18 22:01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 table:number-columns-repeated="5" office:value-type="string">
            <text:p>*</text:p>
          </table:table-cell>
          <table:table-cell table:style-name="ce3" table:formula="of:=NOW()" office:value-type="date" office:date-value="2020-09-19T18:15:00.57">
            <text:p>2020/9/19 18:15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2">
          <table:table-cell/>
          <table:table-cell office:value-type="string">
            <text:p>month</text:p>
          </table:table-cell>
          <table:table-cell office:value-type="string">
            <text:p>2019 yr</text:p>
          </table:table-cell>
          <table:table-cell office:value-type="string">
            <text:p>2020 yr</text:p>
          </table:table-cell>
          <table:table-cell office:value-type="string">
            <text:p>貿易収支（１００万USD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月</text:p>
          </table:table-cell>
          <table:table-cell office:value-type="string">
            <text:p>-</text:p>
          </table:table-cell>
          <table:table-cell office:value-type="float" office:value="-9058">
            <text:p>-9058</text:p>
          </table:table-cell>
          <table:table-cell/>
          <table:table-cell office:value-type="string">
            <text:p>https://www.jetro.go.jp/world/japan/stats/bop.html</text:p>
          </table:table-cell>
          <table:table-cell office:value-type="string">
            <text:p>“経常収支エクセルファイル (74KB)”</text:p>
          </table:table-cell>
        </table:table-row>
        <table:table-row table:style-name="ro2">
          <table:table-cell/>
          <table:table-cell office:value-type="string">
            <text:p>2月</text:p>
          </table:table-cell>
          <table:table-cell office:value-type="string">
            <text:p>-</text:p>
          </table:table-cell>
          <table:table-cell office:value-type="float" office:value="12480">
            <text:p>1248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3月</text:p>
          </table:table-cell>
          <table:table-cell office:value-type="string">
            <text:p>-</text:p>
          </table:table-cell>
          <table:table-cell office:value-type="float" office:value="1130">
            <text:p>113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office:value-type="string">
            <text:p>-</text:p>
            <draw:frame table:end-cell-address="'1'.K29" table:end-x="1.687cm" table:end-y="0.107cm" draw:z-index="0" draw:style-name="gr1" draw:text-style-name="P1" svg:width="15.999cm" svg:height="8.999cm" svg:x="1.495cm" svg:y="0.237cm">
              <draw:object draw:notify-on-update-of-ranges="'1'.B2:'1'.B13 '1'.C1:'1'.C1 '1'.C2:'1'.C13 '1'.D1:'1'.D1 '1'.D2:'1'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 table:number-columns-repeated="3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8"/>
        <table:table-column table:style-name="co1" table:default-cell-style-name="ce11"/>
        <table:table-column table:style-name="co1" table:number-columns-repeated="8" table:default-cell-style-name="Default"/>
        <table:table-row table:style-name="ro3">
          <table:table-cell table:style-name="Default"/>
          <table:table-cell table:style-name="ce7" office:value-type="string">
            <text:p>month</text:p>
          </table:table-cell>
          <table:table-cell table:style-name="ce7" office:value-type="float" office:value="2018">
            <text:p>2018</text:p>
          </table:table-cell>
          <table:table-cell table:style-name="ce7" office:value-type="float" office:value="2019">
            <text:p>2019</text:p>
          </table:table-cell>
          <table:table-cell table:style-name="ce7" office:value-type="float" office:value="2020">
            <text:p>2020</text:p>
          </table:table-cell>
          <table:table-cell table:number-columns-repeated="2"/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2">
          <table:table-cell table:style-name="ce7" office:value-type="string">
            <text:p>2018年</text:p>
          </table:table-cell>
          <table:table-cell table:style-name="ce10" office:value-type="string">
            <text:p>1月</text:p>
          </table:table-cell>
          <table:table-cell office:value-type="float" office:value="-1392">
            <text:p>-1392</text:p>
          </table:table-cell>
          <table:table-cell office:value-type="float" office:value="-1516">
            <text:p>-1516</text:p>
          </table:table-cell>
          <table:table-cell office:value-type="float" office:value="-1301">
            <text:p>-1301</text:p>
          </table:table-cell>
          <table:table-cell table:number-columns-repeated="2"/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3">
          <table:table-cell/>
          <table:table-cell office:value-type="string">
            <text:p>2月</text:p>
          </table:table-cell>
          <table:table-cell office:value-type="float" office:value="1459">
            <text:p>1459</text:p>
          </table:table-cell>
          <table:table-cell office:value-type="float" office:value="1414">
            <text:p>1414</text:p>
          </table:table-cell>
          <table:table-cell office:value-type="float" office:value="-1495">
            <text:p>-149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3月</text:p>
          </table:table-cell>
          <table:table-cell office:value-type="float" office:value="2090">
            <text:p>2090</text:p>
          </table:table-cell>
          <table:table-cell office:value-type="float" office:value="2885">
            <text:p>2885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4月</text:p>
          </table:table-cell>
          <table:table-cell office:value-type="float" office:value="-4230">
            <text:p>-4230</text:p>
          </table:table-cell>
          <table:table-cell office:value-type="float" office:value="-3253">
            <text:p>-3253</text:p>
            <draw:frame table:end-cell-address="'2'.K24" table:end-x="1.549cm" table:end-y="0.017cm" draw:z-index="0" draw:style-name="gr1" draw:text-style-name="P1" svg:width="15.999cm" svg:height="8.999cm" svg:x="1.357cm" svg:y="0.358cm">
              <draw:object draw:notify-on-update-of-ranges="'2'.B1:'2'.B1 '2'.B2:'2'.B13 '2'.C1:'2'.C1 '2'.C2:'2'.C13 '2'.D1:'2'.D1 '2'.D2:'2'.D13 '2'.E1:'2'.E1 '2'.E2:'2'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-5839">
            <text:p>-583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5月</text:p>
          </table:table-cell>
          <table:table-cell office:value-type="float" office:value="-50">
            <text:p>-50</text:p>
          </table:table-cell>
          <table:table-cell office:value-type="float" office:value="1388">
            <text:p>1388</text:p>
          </table:table-cell>
          <table:table-cell office:value-type="float" office:value="-862">
            <text:p>-86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6月</text:p>
          </table:table-cell>
          <table:table-cell office:value-type="float" office:value="-1683">
            <text:p>-1683</text:p>
          </table:table-cell>
          <table:table-cell office:value-type="float" office:value="663">
            <text:p>663</text:p>
          </table:table-cell>
          <table:table-cell office:value-type="float" office:value="-1466">
            <text:p>-146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7月</text:p>
          </table:table-cell>
          <table:table-cell office:value-type="float" office:value="-1523">
            <text:p>-1523</text:p>
          </table:table-cell>
          <table:table-cell office:value-type="float" office:value="-1747">
            <text:p>-1747</text:p>
          </table:table-cell>
          <table:table-cell office:value-type="float" office:value="-3273">
            <text:p>-3273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8月</text:p>
          </table:table-cell>
          <table:table-cell office:value-type="float" office:value="63">
            <text:p>63</text:p>
          </table:table-cell>
          <table:table-cell office:value-type="float" office:value="-14">
            <text:p>-14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9月</text:p>
          </table:table-cell>
          <table:table-cell office:value-type="float" office:value="-356">
            <text:p>-356</text:p>
          </table:table-cell>
          <table:table-cell office:value-type="float" office:value="-26">
            <text:p>-26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0月</text:p>
          </table:table-cell>
          <table:table-cell office:value-type="float" office:value="-2480">
            <text:p>-2480</text:p>
          </table:table-cell>
          <table:table-cell office:value-type="float" office:value="-815">
            <text:p>-81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1月</text:p>
          </table:table-cell>
          <table:table-cell office:value-type="float" office:value="222">
            <text:p>222</text:p>
          </table:table-cell>
          <table:table-cell office:value-type="float" office:value="1625">
            <text:p>162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2月</text:p>
          </table:table-cell>
          <table:table-cell office:value-type="float" office:value="-1279">
            <text:p>-1279</text:p>
          </table:table-cell>
          <table:table-cell office:value-type="float" office:value="519">
            <text:p>519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4">
          <table:table-cell table:style-name="ce7" office:value-type="string">
            <text:p>2019年</text:p>
          </table:table-cell>
          <table:table-cell table:style-name="ce10" office:value-type="string">
            <text:p>1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2月</text:p>
          </table:table-cell>
          <table:table-cell table:number-columns-repeated="8"/>
        </table:table-row>
        <table:table-row table:style-name="ro4">
          <table:table-cell table:style-name="ce7" office:value-type="string">
            <text:p>2020年</text:p>
          </table:table-cell>
          <table:table-cell table:style-name="ce10" office:value-type="string">
            <text:p>1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3">
          <table:table-cell table:style-name="ce9"/>
          <table:table-cell table:style-name="ce12" office:value-type="string">
            <text:p>12月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△ 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コピー_20__ff5e__20__25ce_商品_ff65__ff7b__ff70__ff8b__ff9e__ff7d_貿易20080710" style:display-name="標準_コピー ～ ◎商品･ｻｰﾋﾞｽ貿易200807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2020/09/19</text:date>, <text:time>18:2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9-19T18:23:09.93</dc:date>
    <dc:creator>iwabuchi ken</dc:creator>
    <meta:editing-duration>PT1H41M33S</meta:editing-duration>
    <meta:editing-cycles>20</meta:editing-cycles>
    <meta:generator>OpenOffice/4.1.3$Win32 OpenOffice.org_project/413m1$Build-9783</meta:generator>
    <meta:document-statistic meta:table-count="3" meta:cell-count="1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3cm" svg:y="0.316cm" chart:style-name="ch2">
          <text:p>貿易収支（１００万USD）</text:p>
        </chart:title>
        <chart:legend chart:legend-position="end" svg:x="14.107cm" svg:y="3.926cm" style:legend-expansion="high" chart:style-name="ch3"/>
        <chart:plot-area chart:style-name="ch4" table:cell-range-address="'1'.B1:'1'.D13" chart:data-source-has-labels="both" svg:x="0.77cm" svg:y="1.635cm" svg:width="12.697cm" svg:height="6.765cm">
          <chartooo:coordinate-region svg:x="2.053cm" svg:y="1.847cm" svg:width="11.414cm" svg:height="6.341cm"/>
          <chart:axis chart:dimension="x" chart:name="primary-x" chart:style-name="ch5" chartooo:axis-type="auto">
            <chartooo:date-scale/>
            <chart:categories table:cell-range-address="'1'.B2:'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C2:'1'.C13" chart:label-cell-address="'1'.C1:'1'.C1" chart:class="chart:bar">
            <chart:data-point chart:repeated="12"/>
          </chart:series>
          <chart:series chart:style-name="ch9" chart:values-cell-range-address="'1'.D2:'1'.D13" chart:label-cell-address="'1'.D1:'1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  <draw:g>
                  <svg:desc>'1'.C1:'1'.C1</svg:desc>
                </draw:g>
              </table:table-cell>
              <table:table-cell office:value-type="string">
                <text:p>2020 yr</text:p>
                <draw:g>
                  <svg:desc>'1'.D1:'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1'.B2:'1'.B13</svg:desc>
                </draw:g>
              </table:table-cell>
              <table:table-cell office:value-type="float" office:value="NaN">
                <text:p>NaN</text:p>
                <draw:g>
                  <svg:desc>'1'.C2:'1'.C13</svg:desc>
                </draw:g>
              </table:table-cell>
              <table:table-cell office:value-type="float" office:value="-9058">
                <text:p>-9058</text:p>
                <draw:g>
                  <svg:desc>'1'.D2:'1'.D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664cm" style:legend-expansion="high" chart:style-name="ch2"/>
        <chart:plot-area chart:style-name="ch3" table:cell-range-address="'2'.B1:'2'.E13" chart:data-source-has-labels="both" svg:x="0.77cm" svg:y="0.855cm" svg:width="13.094cm" svg:height="7.545cm">
          <chartooo:coordinate-region svg:x="1.868cm" svg:y="1.067cm" svg:width="11.996cm" svg:height="7.121cm"/>
          <chart:axis chart:dimension="x" chart:name="primary-x" chart:style-name="ch4" chartooo:axis-type="auto">
            <chartooo:date-scale/>
            <chart:categories table:cell-range-address="'2'.B2:'2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C2:'2'.C13" chart:label-cell-address="'2'.C1:'2'.C1" chart:class="chart:bar">
            <chart:data-point chart:repeated="12"/>
          </chart:series>
          <chart:series chart:style-name="ch8" chart:values-cell-range-address="'2'.D2:'2'.D13" chart:label-cell-address="'2'.D1:'2'.D1" chart:class="chart:bar">
            <chart:data-point chart:repeated="12"/>
          </chart:series>
          <chart:series chart:style-name="ch9" chart:values-cell-range-address="'2'.E2:'2'.E13" chart:label-cell-address="'2'.E1:'2'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2'.C1:'2'.C1</svg:desc>
                </draw:g>
              </table:table-cell>
              <table:table-cell office:value-type="string">
                <text:p>2019</text:p>
                <draw:g>
                  <svg:desc>'2'.D1:'2'.D1</svg:desc>
                </draw:g>
              </table:table-cell>
              <table:table-cell office:value-type="string">
                <text:p>2020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2'.B2:'2'.B13</svg:desc>
                </draw:g>
              </table:table-cell>
              <table:table-cell office:value-type="float" office:value="-1392">
                <text:p>-1392</text:p>
                <draw:g>
                  <svg:desc>'2'.C2:'2'.C13</svg:desc>
                </draw:g>
              </table:table-cell>
              <table:table-cell office:value-type="float" office:value="-1516">
                <text:p>-1516</text:p>
                <draw:g>
                  <svg:desc>'2'.D2:'2'.D13</svg:desc>
                </draw:g>
              </table:table-cell>
              <table:table-cell office:value-type="float" office:value="-1301">
                <text:p>-1301</text:p>
                <draw:g>
                  <svg:desc>'2'.E2:'2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